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45832" calcext:value-type="float">
            <text:p>109.1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3408" calcext:value-type="float">
            <text:p>105.75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084" calcext:value-type="float">
            <text:p>105.7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7584" calcext:value-type="float">
            <text:p>105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1488" calcext:value-type="float">
            <text:p>105.6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0736" calcext:value-type="float">
            <text:p>105.7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4056" calcext:value-type="float">
            <text:p>105.6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55872" calcext:value-type="float">
            <text:p>105.6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9944" calcext:value-type="float">
            <text:p>105.4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7" calcext:value-type="float">
            <text:p>105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6728" calcext:value-type="float">
            <text:p>105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9088" calcext:value-type="float">
            <text:p>105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1384" calcext:value-type="float">
            <text:p>105.5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0424" calcext:value-type="float">
            <text:p>105.5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192" calcext:value-type="float">
            <text:p>105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9776" calcext:value-type="float">
            <text:p>105.6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6748" calcext:value-type="float">
            <text:p>105.5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1008" calcext:value-type="float">
            <text:p>105.6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1176" calcext:value-type="float">
            <text:p>105.4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2136" calcext:value-type="float">
            <text:p>105.4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08984" calcext:value-type="float">
            <text:p>105.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87064" calcext:value-type="float">
            <text:p>105.2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0216" calcext:value-type="float">
            <text:p>105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1824" calcext:value-type="float">
            <text:p>105.2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364" calcext:value-type="float">
            <text:p>105.3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3264" calcext:value-type="float">
            <text:p>105.3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51072" calcext:value-type="float">
            <text:p>105.3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6688" calcext:value-type="float">
            <text:p>105.3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0592" calcext:value-type="float">
            <text:p>105.3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316" calcext:value-type="float">
            <text:p>105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0864" calcext:value-type="float">
            <text:p>105.2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9632" calcext:value-type="float">
            <text:p>105.2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6376" calcext:value-type="float">
            <text:p>105.1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8088" calcext:value-type="float">
            <text:p>105.0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2552" calcext:value-type="float">
            <text:p>105.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4936" calcext:value-type="float">
            <text:p>105.0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5416" calcext:value-type="float">
            <text:p>105.0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6752" calcext:value-type="float">
            <text:p>105.0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4456" calcext:value-type="float">
            <text:p>104.99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1408" calcext:value-type="float">
            <text:p>104.9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4184" calcext:value-type="float">
            <text:p>105.1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9216" calcext:value-type="float">
            <text:p>104.9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3224" calcext:value-type="float">
            <text:p>105.0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21304" calcext:value-type="float">
            <text:p>104.9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02432" calcext:value-type="float">
            <text:p>104.8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65856" calcext:value-type="float">
            <text:p>104.7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6064" calcext:value-type="float">
            <text:p>104.9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5104" calcext:value-type="float">
            <text:p>104.8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9384" calcext:value-type="float">
            <text:p>104.7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024" calcext:value-type="float">
            <text:p>104.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1744" calcext:value-type="float">
            <text:p>104.6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6192" calcext:value-type="float">
            <text:p>104.4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6736" calcext:value-type="float">
            <text:p>104.1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2968" calcext:value-type="float">
            <text:p>102.2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2696" calcext:value-type="float">
            <text:p>102.3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39064" calcext:value-type="float">
            <text:p>102.2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3824" calcext:value-type="float">
            <text:p>102.2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3928" calcext:value-type="float">
            <text:p>102.2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3448" calcext:value-type="float">
            <text:p>102.2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5912" calcext:value-type="float">
            <text:p>102.1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2112" calcext:value-type="float">
            <text:p>102.2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6976" calcext:value-type="float">
            <text:p>102.2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4408" calcext:value-type="float">
            <text:p>102.3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1256" calcext:value-type="float">
            <text:p>102.2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9944" calcext:value-type="float">
            <text:p>102.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7832" calcext:value-type="float">
            <text:p>102.2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9784" calcext:value-type="float">
            <text:p>104.1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708" calcext:value-type="float">
            <text:p>102.3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9752" calcext:value-type="float">
            <text:p>102.4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4616" calcext:value-type="float">
            <text:p>102.4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996" calcext:value-type="float">
            <text:p>102.5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096" calcext:value-type="float">
            <text:p>102.4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472" calcext:value-type="float">
            <text:p>102.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68248" calcext:value-type="float">
            <text:p>102.5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9104" calcext:value-type="float">
            <text:p>102.5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044" calcext:value-type="float">
            <text:p>102.5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9208" calcext:value-type="float">
            <text:p>102.6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1776" calcext:value-type="float">
            <text:p>102.6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10208" calcext:value-type="float">
            <text:p>103.0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9592" calcext:value-type="float">
            <text:p>104.9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9008" calcext:value-type="float">
            <text:p>104.8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41472" calcext:value-type="float">
            <text:p>104.7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988" calcext:value-type="float">
            <text:p>104.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0032" calcext:value-type="float">
            <text:p>104.6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2184" calcext:value-type="float">
            <text:p>104.3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14168" calcext:value-type="float">
            <text:p>104.21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3552" calcext:value-type="float">
            <text:p>102.3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64032" calcext:value-type="float">
            <text:p>102.3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34136" calcext:value-type="float">
            <text:p>102.4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424" calcext:value-type="float">
            <text:p>102.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00024" calcext:value-type="float">
            <text:p>102.3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72592" calcext:value-type="float">
            <text:p>102.2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66496" calcext:value-type="float">
            <text:p>102.2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4888" calcext:value-type="float">
            <text:p>102.3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0128" calcext:value-type="float">
            <text:p>102.3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184" calcext:value-type="float">
            <text:p>102.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94512" calcext:value-type="float">
            <text:p>102.3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73176" calcext:value-type="float">
            <text:p>102.3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0608" calcext:value-type="float">
            <text:p>102.4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5368" calcext:value-type="float">
            <text:p>102.3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4408" calcext:value-type="float">
            <text:p>102.3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40232" calcext:value-type="float">
            <text:p>102.4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5952" calcext:value-type="float">
            <text:p>102.4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3384" calcext:value-type="float">
            <text:p>102.5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9" calcext:value-type="float">
            <text:p>102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568" calcext:value-type="float">
            <text:p>102.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9584" calcext:value-type="float">
            <text:p>102.5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092" calcext:value-type="float">
            <text:p>102.6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8352" calcext:value-type="float">
            <text:p>102.6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7872" calcext:value-type="float">
            <text:p>102.6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44448" calcext:value-type="float">
            <text:p>102.6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04824" calcext:value-type="float">
            <text:p>102.6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3488" calcext:value-type="float">
            <text:p>102.5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3592" calcext:value-type="float">
            <text:p>102.6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9792" calcext:value-type="float">
            <text:p>102.7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9144" calcext:value-type="float">
            <text:p>102.8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28112" calcext:value-type="float">
            <text:p>104.5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904" calcext:value-type="float">
            <text:p>102.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3152" calcext:value-type="float">
            <text:p>102.9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3184" calcext:value-type="float">
            <text:p>104.7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7808" calcext:value-type="float">
            <text:p>102.8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524" calcext:value-type="float">
            <text:p>102.8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1544" calcext:value-type="float">
            <text:p>103.0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2984" calcext:value-type="float">
            <text:p>103.1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6408" calcext:value-type="float">
            <text:p>103.0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04696" calcext:value-type="float">
            <text:p>103.1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86992" calcext:value-type="float">
            <text:p>103.1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2232" calcext:value-type="float">
            <text:p>103.2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9768" calcext:value-type="float">
            <text:p>103.2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8704" calcext:value-type="float">
            <text:p>103.1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052" calcext:value-type="float">
            <text:p>103.2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3568" calcext:value-type="float">
            <text:p>103.2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7576" calcext:value-type="float">
            <text:p>103.2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5864" calcext:value-type="float">
            <text:p>103.3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0728" calcext:value-type="float">
            <text:p>103.3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0184" calcext:value-type="float">
            <text:p>103.5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2104" calcext:value-type="float">
            <text:p>103.7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57552" calcext:value-type="float">
            <text:p>103.8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85768" calcext:value-type="float">
            <text:p>105.5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09568" calcext:value-type="float">
            <text:p>105.5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5144" calcext:value-type="float">
            <text:p>105.1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3128" calcext:value-type="float">
            <text:p>103.5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41144" calcext:value-type="float">
            <text:p>103.6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64944" calcext:value-type="float">
            <text:p>103.5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3984" calcext:value-type="float">
            <text:p>103.5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7408" calcext:value-type="float">
            <text:p>103.4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628" calcext:value-type="float">
            <text:p>103.5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28952" calcext:value-type="float">
            <text:p>103.6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53336" calcext:value-type="float">
            <text:p>103.6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082" calcext:value-type="float">
            <text:p>103.7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2792" calcext:value-type="float">
            <text:p>103.8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88616" calcext:value-type="float">
            <text:p>103.9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" calcext:value-type="float">
            <text:p>104.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876" calcext:value-type="float">
            <text:p>104.3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4808" calcext:value-type="float">
            <text:p>105.5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1936" calcext:value-type="float">
            <text:p>103.8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08656" calcext:value-type="float">
            <text:p>104.3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44648" calcext:value-type="float">
            <text:p>104.2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0992" calcext:value-type="float">
            <text:p>104.7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6808" calcext:value-type="float">
            <text:p>106.2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5848" calcext:value-type="float">
            <text:p>106.2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0504" calcext:value-type="float">
            <text:p>106.1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66" calcext:value-type="float">
            <text:p>106.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2592" calcext:value-type="float">
            <text:p>106.0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00296" calcext:value-type="float">
            <text:p>106.0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5912" calcext:value-type="float">
            <text:p>105.9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1132" calcext:value-type="float">
            <text:p>105.8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34336" calcext:value-type="float">
            <text:p>104.0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728" calcext:value-type="float">
            <text:p>103.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824" calcext:value-type="float">
            <text:p>104.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208" calcext:value-type="float">
            <text:p>104.1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1704" calcext:value-type="float">
            <text:p>104.3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23896" calcext:value-type="float">
            <text:p>104.3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7208" calcext:value-type="float">
            <text:p>104.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9616" calcext:value-type="float">
            <text:p>104.3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0096" calcext:value-type="float">
            <text:p>104.4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7256" calcext:value-type="float">
            <text:p>104.5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8216" calcext:value-type="float">
            <text:p>104.5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7088" calcext:value-type="float">
            <text:p>104.7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4488" calcext:value-type="float">
            <text:p>106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3908" calcext:value-type="float">
            <text:p>106.9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0312" calcext:value-type="float">
            <text:p>106.8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9728" calcext:value-type="float">
            <text:p>106.7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3632" calcext:value-type="float">
            <text:p>106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0208" calcext:value-type="float">
            <text:p>106.8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192" calcext:value-type="float">
            <text:p>106.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8392" calcext:value-type="float">
            <text:p>106.7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1716" calcext:value-type="float">
            <text:p>106.8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9624" calcext:value-type="float">
            <text:p>106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4488" calcext:value-type="float">
            <text:p>106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0688" calcext:value-type="float">
            <text:p>106.8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6096" calcext:value-type="float">
            <text:p>106.6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2296" calcext:value-type="float">
            <text:p>106.7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7056" calcext:value-type="float">
            <text:p>106.7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476" calcext:value-type="float">
            <text:p>106.6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6472" calcext:value-type="float">
            <text:p>106.6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2568" calcext:value-type="float">
            <text:p>106.6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43424" calcext:value-type="float">
            <text:p>106.6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83632" calcext:value-type="float">
            <text:p>106.7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68392" calcext:value-type="float">
            <text:p>106.7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2672" calcext:value-type="float">
            <text:p>106.7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67808" calcext:value-type="float">
            <text:p>106.6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9624" calcext:value-type="float">
            <text:p>106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852" calcext:value-type="float">
            <text:p>106.2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0168" calcext:value-type="float">
            <text:p>106.5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" calcext:value-type="float">
            <text:p>100.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05848" calcext:value-type="float">
            <text:p>98.6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1192" calcext:value-type="float">
            <text:p>98.6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4264" calcext:value-type="float">
            <text:p>98.1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41103</text:p>
          </table:table-cell>
          <table:table-cell office:value-type="string" calcext:value-type="string">
            <text:p>North Plains GCD Stevens SW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22" meta:object-count="0"/>
    <meta:user-defined meta:name="AppVersion">3.0</meta:user-defined>
  </office:meta>
</office:document-meta>
</file>